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93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Default"/>
          <table:table-cell office:value-type="string" calcext:value-type="string">
            <text:p>Tempo demorado(ms)</text:p>
          </table:table-cell>
          <table:table-cell/>
        </table:table-row>
        <table:table-row table:style-name="ro1">
          <table:table-cell office:value-type="string" calcext:value-type="string">
            <text:p>Algoritmos de ordenação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Bubble Sort</text:p>
          </table:table-cell>
          <table:table-cell table:style-name="ce5" office:value-type="float" office:value="4559781.193" calcext:value-type="float">
            <text:p>4559781,193</text:p>
          </table:table-cell>
          <table:table-cell/>
        </table:table-row>
        <table:table-row table:style-name="ro1">
          <table:table-cell table:style-name="ce3"/>
          <table:table-cell table:style-name="Default"/>
          <table:table-cell/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3462033.755" calcext:value-type="float">
            <text:p>3462033,75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Insertion Sort</text:p>
          </table:table-cell>
          <table:table-cell office:value-type="float" office:value="3172146.487" calcext:value-type="float">
            <text:p>3172146,487</text:p>
          </table:table-cell>
          <table:table-cell/>
        </table:table-row>
        <table:table-row table:style-name="ro1">
          <table:table-cell table:style-name="ce3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Quick Sort</text:p>
          </table:table-cell>
          <table:table-cell office:value-type="float" office:value="253.107" calcext:value-type="float">
            <text:p>253,1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9:19:31.019854357</meta:creation-date>
    <dc:date>2017-11-20T22:09:36.265832278</dc:date>
    <meta:editing-duration>PT29M31S</meta:editing-duration>
    <meta:editing-cycles>2</meta:editing-cycles>
    <meta:generator>LibreOffice/5.1.6.2$Linux_X86_64 LibreOffice_project/10m0$Build-2</meta:generator>
    <meta:document-statistic meta:table-count="1" meta:cell-count="10" meta:object-count="0"/>
  </office:meta>
</office:document-meta>
</file>